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OMPETENCE</text:p>
      <text:p text:style-name="P1"/>
      <text:p text:style-name="P1"/>
      <text:p text:style-name="P1">HORS DELAI</text:p>
      <text:p text:style-name="P1">Contournement par flag en base</text:p>
      <text:p text:style-name="P2"/>
      <text:p text:style-name="P2">Droit affichage pour l'utilisateur (quel service ?)=</text:p>
      <text:list xml:id="list8676713567541844975" text:style-name="L1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p text:style-name="P2"/>
      <text:p text:style-name="P2">Droit affichage pour l'administrateur =</text:p>
      <text:list xml:id="list5087695040313859694" text:style-name="L2">
        <text:list-item>
          <text:p text:style-name="P4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0:25:36</meta:creation-date>
    <dc:date>2013-09-16T22:47:46.57</dc:date>
    <meta:editing-duration>PT26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5" meta:word-count="20" meta:character-count="142"/>
  </office:meta>
</office:document-meta>
</file>